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eaf3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174626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GB" fo:font-weight="normal" officeooo:rsid="01124234" officeooo:paragraph-rsid="01124234" style:font-size-asian="12pt" style:font-weight-asian="normal" style:font-size-complex="12pt" style:font-weight-complex="normal"/>
    </style:style>
    <style:style style:name="P29" style:family="paragraph" style:parent-style-name="Standard">
      <style:text-properties officeooo:paragraph-rsid="01b63ad1"/>
    </style:style>
    <style:style style:name="P30" style:family="paragraph" style:parent-style-name="Standard">
      <style:text-properties officeooo:paragraph-rsid="01bc32b8"/>
    </style:style>
    <style:style style:name="P31" style:family="paragraph" style:parent-style-name="Standard">
      <style:text-properties officeooo:paragraph-rsid="01be4eb0"/>
    </style:style>
    <style:style style:name="P32" style:family="paragraph" style:parent-style-name="Standard">
      <style:text-properties officeooo:paragraph-rsid="01c0339d"/>
    </style:style>
    <style:style style:name="P33" style:family="paragraph" style:parent-style-name="Standard">
      <style:paragraph-properties style:snap-to-layout-grid="false"/>
      <style:text-properties style:font-name="Liberation Sans" fo:font-size="12pt" fo:language="en" fo:country="GB" fo:font-weight="bold" officeooo:paragraph-rsid="01b374ec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ans" fo:font-size="12pt" fo:language="en" fo:country="GB" officeooo:paragraph-rsid="01b63ad1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b63ad1" style:font-size-asian="12pt" style:font-size-complex="12pt" fo:hyphenate="false" fo:hyphenation-remain-char-count="2" fo:hyphenation-push-char-count="2" loext:hyphenation-no-caps="false"/>
    </style:style>
    <style:style style:name="P36" style:family="paragraph" style:parent-style-name="Standard">
      <style:text-properties style:font-name="Liberation Sans" fo:font-size="12pt" fo:language="en" fo:country="GB" officeooo:paragraph-rsid="01bc32b8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1bc32b8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103e69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1be4eb0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06719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170d3c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b1d963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18594f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a0666e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94786a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3a783" officeooo:paragraph-rsid="013f2347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officeooo:rsid="013dab0d" officeooo:paragraph-rsid="013dab0d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b0886" officeooo:paragraph-rsid="013f2347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GB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GB" officeooo:paragraph-rsid="00a7a2ad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language="en" fo:country="GB" officeooo:paragraph-rsid="00172dcf" style:font-size-asian="12pt" style:font-size-complex="12pt"/>
    </style:style>
    <style:style style:name="P57" style:family="paragraph" style:parent-style-name="Standard">
      <style:paragraph-properties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1170d3c" style:font-size-asian="12pt" style:font-size-complex="12pt"/>
    </style:style>
    <style:style style:name="P60" style:family="paragraph" style:parent-style-name="Standard">
      <style:paragraph-properties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f61662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62" style:family="paragraph" style:parent-style-name="Standard">
      <style:paragraph-properties style:snap-to-layout-grid="false"/>
      <style:text-properties style:font-name="Liberation Sans" fo:font-size="12pt" fo:language="en" fo:country="GB" fo:font-weight="normal" officeooo:rsid="00172dcf" officeooo:paragraph-rsid="00a7a2ad" style:font-size-asian="12pt" style:font-weight-asian="normal" style:font-size-complex="12pt" style:font-weight-complex="normal"/>
    </style:style>
    <style:style style:name="P63" style:family="paragraph" style:parent-style-name="Footnote">
      <style:text-properties style:font-name="Liberation Sans" fo:language="en" fo:country="GB" officeooo:paragraph-rsid="10332ca5"/>
    </style:style>
    <style:style style:name="P64" style:family="paragraph" style:parent-style-name="Footnote">
      <style:text-properties officeooo:paragraph-rsid="0faa1a72" fo:background-color="transparent"/>
    </style:style>
    <style:style style:name="P65" style:family="paragraph" style:parent-style-name="Footnote">
      <style:text-properties officeooo:paragraph-rsid="02191753"/>
    </style:style>
    <style:style style:name="P66" style:family="paragraph" style:parent-style-name="Footnote">
      <style:text-properties officeooo:paragraph-rsid="0219eedd"/>
    </style:style>
    <style:style style:name="P67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GB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en" fo:country="GB" fo:font-weight="bold" officeooo:paragraph-rsid="0175b6b8" style:font-size-asian="12pt" style:language-asian="nl" style:country-asian="NL" style:font-weight-asian="bold" style:font-name-complex="Bitstream Vera Sans" style:font-size-complex="12pt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70" style:family="paragraph" style:parent-style-name="Standard" style:list-style-name="L1">
      <style:paragraph-properties fo:break-before="page"/>
      <style:text-properties officeooo:paragraph-rsid="01f797ea"/>
    </style:style>
    <style:style style:name="P71" style:family="paragraph" style:parent-style-name="Standard" style:list-style-name="L1">
      <style:text-properties officeooo:paragraph-rsid="0215050e"/>
    </style:style>
    <style:style style:name="P7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fo:font-weight="bold" officeooo:paragraph-rsid="00ec6511" style:font-size-asian="12pt" style:font-weight-asian="bold" style:font-size-complex="12pt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75" style:family="paragraph" style:parent-style-name="Standard" style:list-style-name="L2">
      <style:text-properties officeooo:paragraph-rsid="006ea368"/>
    </style:style>
    <style:style style:name="P76" style:family="paragraph" style:parent-style-name="Standard" style:list-style-name="L2">
      <style:text-properties officeooo:paragraph-rsid="01d1c20a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0a0ea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anguage-asian="nl" style:country-asian="NL"/>
    </style:style>
    <style:style style:name="T3" style:family="text">
      <style:text-properties fo:language="en" fo:country="GB" officeooo:rsid="01fb28e8"/>
    </style:style>
    <style:style style:name="T4" style:family="text">
      <style:text-properties fo:language="en" fo:country="GB" officeooo:rsid="014eeaf0"/>
    </style:style>
    <style:style style:name="T5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solid" style:text-underline-type="double" style:text-underline-width="auto" style:text-underline-color="font-color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21212a1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21212a1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5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6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17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8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9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0" style:family="text">
      <style:text-properties fo:color="#000000" loext:opacity="100%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1" style:family="text">
      <style:text-properties fo:color="#000000" loext:opacity="100%" fo:font-style="italic" fo:font-weight="normal" officeooo:rsid="01f340ee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2" style:family="text">
      <style:text-properties style:language-asian="nl" style:country-asian="NL"/>
    </style:style>
    <style:style style:name="T123" style:family="text">
      <style:text-properties officeooo:rsid="01f5e6f6" style:language-asian="nl" style:country-asian="NL"/>
    </style:style>
    <style:style style:name="T124" style:family="text">
      <style:text-properties officeooo:rsid="014ea810" style:language-asian="nl" style:country-asian="NL"/>
    </style:style>
    <style:style style:name="T125" style:family="text">
      <style:text-properties officeooo:rsid="014ea810"/>
    </style:style>
    <style:style style:name="T126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f08831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468c5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5ae3f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ad1d7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a14ff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808080" loext:opacity="100%" style:font-name="Liberation Sans" fo:font-size="12pt" fo:language="en" fo:country="GB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7" style:family="text">
      <style:text-properties officeooo:rsid="0119bd75"/>
    </style:style>
    <style:style style:name="T148" style:family="text">
      <style:text-properties style:font-name="Liberation Sans" fo:font-size="12pt" fo:language="en" fo:country="GB" style:font-size-asian="12pt" style:font-size-complex="12pt"/>
    </style:style>
    <style:style style:name="T149" style:family="text">
      <style:text-properties style:font-name="Liberation Sans" fo:font-size="12pt" fo:language="en" fo:country="GB" fo:font-style="italic" style:font-size-asian="12pt" style:font-style-asian="italic" style:font-size-complex="12pt" style:font-style-complex="italic"/>
    </style:style>
    <style:style style:name="T150" style:family="text">
      <style:text-properties style:font-name="Liberation Sans" fo:language="en" fo:country="GB"/>
    </style:style>
    <style:style style:name="T151" style:family="text">
      <style:text-properties style:font-name="Liberation Sans" fo:language="en" fo:country="GB" officeooo:rsid="01f61662"/>
    </style:style>
    <style:style style:name="T152" style:family="text">
      <style:text-properties officeooo:rsid="01e96954"/>
    </style:style>
    <style:style style:name="T153" style:family="text">
      <style:text-properties officeooo:rsid="020686f0"/>
    </style:style>
    <style:style style:name="T154" style:family="text">
      <style:text-properties officeooo:rsid="02143b9a"/>
    </style:style>
    <style:style style:name="T155" style:family="text">
      <style:text-properties officeooo:rsid="0faa7573"/>
    </style:style>
    <style:style style:name="T156" style:family="text">
      <style:text-properties fo:font-size="10pt" style:font-size-asian="10pt" style:font-size-complex="10pt"/>
    </style:style>
    <style:style style:name="T157" style:family="text">
      <style:text-properties fo:font-size="10pt" officeooo:rsid="02182436" style:font-size-asian="10pt" style:font-size-complex="10pt"/>
    </style:style>
    <style:style style:name="T15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67">Checklist for moving from Windows to <text:span text:style-name="T154">Linux (</text:span>Ubuntu or Debian<text:span text:style-name="T154">)</text:span>.</text:p>
      <text:p text:style-name="P19"><text:span text:style-name="Strong_20_Emphasis"><text:span text:style-name="T70"/></text:span></text:p>
      <text:list xml:id="list1023203311" text:style-name="L1">
        <text:list-item>
          <text:p text:style-name="P72"><text:span text:style-name="T116">Preparing to transfer</text:span><text:span text:style-name="T119"> (</text:span><text:span text:style-name="T120">o</text:span><text:span text:style-name="T121">n</text:span><text:span text:style-name="T119"> Windows)</text:span></text:p>
        </text:list-item>
      </text:list>
      <text:p text:style-name="P34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4" draw:name="Vorm1" draw:style-name="gr1" draw:text-style-name="P78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7">Download Mozilla Firefox, Mozilla Thunderbird, </text:span></text:span><text:span text:style-name="Strong_20_Emphasis"><text:span text:style-name="T8">and</text:span></text:span><text:span text:style-name="Strong_20_Emphasis"><text:span text:style-name="T9"> Google Chrome</text:span></text:span><text:span text:style-name="Strong_20_Emphasis"><text:span text:style-name="T7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5" draw:name="Vorm2" draw:style-name="gr1" draw:text-style-name="P78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5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6" draw:name="Vorm3" draw:style-name="gr1" draw:text-style-name="P78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35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7" draw:name="Vorm4" draw:style-name="gr1" draw:text-style-name="P78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23"><text:span text:style-name="T148">Collect E-mail addresses and mail server addresses </text:span><text:span text:style-name="T149">per user</text:span><text:span text:style-name="T148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8" draw:name="Vorm5" draw:style-name="gr1" draw:text-style-name="P78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7"><text:span text:style-name="T108">Install and start Google Chrome, import everything </text:span><text:span text:style-name="T113">per user</text:span><text:span text:style-name="T108"> from the current browser, and check the operation.</text:span></text:p>
            <text:p text:style-name="P26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9" draw:name="Vorm6" draw:style-name="gr1" draw:text-style-name="P78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0"><text:span text:style-name="T108">Install and start Mozilla Firefox, import everything </text:span><text:span text:style-name="T113">per user</text:span><text:span text:style-name="T108"> from the current browser, and check the operation.</text:span></text:p>
            <text:p text:style-name="P27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0" draw:name="Vorm7" draw:style-name="gr1" draw:text-style-name="P78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10"><text:span text:style-name="T110">Install and start Mozilla Thunderbird, import </text:span><text:span text:style-name="T114">per user</text:span><text:span text:style-name="T110"> from the </text:span><text:span text:style-name="T109">email program </text:span><text:span text:style-name="T112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1" draw:name="Vorm8" draw:style-name="gr1" draw:text-style-name="P78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12" draw:name="Vorm9" draw:style-name="gr1" draw:text-style-name="P78" svg:width="0.35cm" svg:height="0.35cm" draw:control="control113"/></text:span></text:span><text:span text:style-name="Strong_20_Emphasis"><text:span text:style-name="T6"><text:s/></text:span></text:span><text:span text:style-name="Strong_20_Emphasis"><text:span text:style-name="T47"><draw:control text:anchor-type="as-char" draw:z-index="113" draw:name="Vorm10" draw:style-name="gr1" draw:text-style-name="P78" svg:width="0.35cm" svg:height="0.35cm" draw:control="control114"/></text:span></text:span><text:span text:style-name="Strong_20_Emphasis"><text:span text:style-name="T6"><text:s/></text:span></text:span><text:span text:style-name="Strong_20_Emphasis"><text:span text:style-name="T47"><draw:control text:anchor-type="as-char" draw:z-index="114" draw:name="Vorm11" draw:style-name="gr1" draw:text-style-name="P78" svg:width="0.35cm" svg:height="0.35cm" draw:control="control115"/></text:span></text:span><text:span text:style-name="Strong_20_Emphasis"><text:span text:style-name="T6"><text:s/></text:span></text:span><text:span text:style-name="Strong_20_Emphasis"><text:span text:style-name="T47"><draw:control text:anchor-type="as-char" draw:z-index="135" draw:name="Vorm12" draw:style-name="gr1" draw:text-style-name="P78" svg:width="0.35cm" svg:height="0.35cm" draw:control="control136"/></text:span></text:span><text:span text:style-name="Strong_20_Emphasis"><text:span text:style-name="T47"><text:tab/></text:span></text:span><text:span text:style-name="Strong_20_Emphasis"><text:span text:style-name="T48">account settings</text:span></text:span><text:span text:style-name="T108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5" draw:name="Vorm13" draw:style-name="gr1" draw:text-style-name="P78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4"><text:s/></text:span></text:span><text:span text:style-name="Strong_20_Emphasis"><text:span text:style-name="T135"><draw:control text:anchor-type="as-char" draw:z-index="131" draw:name="Vorm14" draw:style-name="gr1" draw:text-style-name="P78" svg:width="0.35cm" svg:height="0.35cm" draw:control="control132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2" draw:name="Vorm15" draw:style-name="gr1" draw:text-style-name="P78" svg:width="0.35cm" svg:height="0.35cm" draw:control="control133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3" draw:name="Vorm16" draw:style-name="gr1" draw:text-style-name="P78" svg:width="0.35cm" svg:height="0.35cm" draw:control="control134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4" draw:name="Vorm17" draw:style-name="gr1" draw:text-style-name="P78" svg:width="0.35cm" svg:height="0.35cm" draw:control="control135"/></text:span></text:span><text:span text:style-name="Strong_20_Emphasis"><text:span text:style-name="T135"><text:tab/>Email folders</text:span></text:span><text:span text:style-name="T150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6" draw:name="Vorm18" draw:style-name="gr1" draw:text-style-name="P78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4"><text:s/></text:span></text:span><text:span text:style-name="Strong_20_Emphasis"><text:span text:style-name="T135"><draw:control text:anchor-type="as-char" draw:z-index="127" draw:name="Vorm19" draw:style-name="gr1" draw:text-style-name="P78" svg:width="0.35cm" svg:height="0.35cm" draw:control="control128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28" draw:name="Vorm20" draw:style-name="gr1" draw:text-style-name="P78" svg:width="0.35cm" svg:height="0.35cm" draw:control="control129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29" draw:name="Vorm21" draw:style-name="gr1" draw:text-style-name="P78" svg:width="0.35cm" svg:height="0.35cm" draw:control="control130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0" draw:name="Vorm22" draw:style-name="gr1" draw:text-style-name="P78" svg:width="0.35cm" svg:height="0.35cm" draw:control="control131"/></text:span></text:span><text:span text:style-name="Strong_20_Emphasis"><text:span text:style-name="T135"><text:tab/></text:span></text:span><text:span text:style-name="T150">ad</text:span><text:span text:style-name="T151">d</text:span><text:span text:style-name="T150">res</text:span><text:span text:style-name="T151">s book</text:span><text:span text:style-name="T150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7" draw:name="Vorm23" draw:style-name="gr1" draw:text-style-name="P78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23" draw:name="Vorm24" draw:style-name="gr1" draw:text-style-name="P78" svg:width="0.35cm" svg:height="0.35cm" draw:control="control124"/></text:span></text:span><text:span text:style-name="Strong_20_Emphasis"><text:span text:style-name="T6"><text:s/></text:span></text:span><text:span text:style-name="Strong_20_Emphasis"><text:span text:style-name="T47"><draw:control text:anchor-type="as-char" draw:z-index="124" draw:name="Vorm25" draw:style-name="gr1" draw:text-style-name="P78" svg:width="0.35cm" svg:height="0.35cm" draw:control="control125"/></text:span></text:span><text:span text:style-name="Strong_20_Emphasis"><text:span text:style-name="T6"><text:s/></text:span></text:span><text:span text:style-name="Strong_20_Emphasis"><text:span text:style-name="T47"><draw:control text:anchor-type="as-char" draw:z-index="125" draw:name="Vorm26" draw:style-name="gr1" draw:text-style-name="P78" svg:width="0.35cm" svg:height="0.35cm" draw:control="control126"/></text:span></text:span><text:span text:style-name="Strong_20_Emphasis"><text:span text:style-name="T6"><text:s/></text:span></text:span><text:span text:style-name="Strong_20_Emphasis"><text:span text:style-name="T47"><draw:control text:anchor-type="as-char" draw:z-index="126" draw:name="Vorm27" draw:style-name="gr1" draw:text-style-name="P78" svg:width="0.35cm" svg:height="0.35cm" draw:control="control127"/></text:span></text:span><text:span text:style-name="Strong_20_Emphasis"><text:span text:style-name="T47"><text:tab/></text:span></text:span><text:span text:style-name="T111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8" draw:name="Vorm28" draw:style-name="gr1" draw:text-style-name="P78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11"><text:span text:style-name="Strong_20_Emphasis"><text:span text:style-name="T6"><text:s/></text:span></text:span><text:span text:style-name="Strong_20_Emphasis"><text:span text:style-name="T47"><draw:control text:anchor-type="as-char" draw:z-index="119" draw:name="Vorm29" draw:style-name="gr1" draw:text-style-name="P78" svg:width="0.35cm" svg:height="0.35cm" draw:control="control120"/></text:span></text:span><text:span text:style-name="Strong_20_Emphasis"><text:span text:style-name="T6"><text:s/></text:span></text:span><text:span text:style-name="Strong_20_Emphasis"><text:span text:style-name="T47"><draw:control text:anchor-type="as-char" draw:z-index="120" draw:name="Vorm30" draw:style-name="gr1" draw:text-style-name="P78" svg:width="0.35cm" svg:height="0.35cm" draw:control="control121"/></text:span></text:span><text:span text:style-name="Strong_20_Emphasis"><text:span text:style-name="T6"><text:s/></text:span></text:span><text:span text:style-name="Strong_20_Emphasis"><text:span text:style-name="T47"><draw:control text:anchor-type="as-char" draw:z-index="121" draw:name="Vorm31" draw:style-name="gr1" draw:text-style-name="P78" svg:width="0.35cm" svg:height="0.35cm" draw:control="control122"/></text:span></text:span><text:span text:style-name="Strong_20_Emphasis"><text:span text:style-name="T6"><text:s/></text:span></text:span><text:span text:style-name="Strong_20_Emphasis"><text:span text:style-name="T47"><draw:control text:anchor-type="as-char" draw:z-index="122" draw:name="Vorm32" draw:style-name="gr1" draw:text-style-name="P78" svg:width="0.35cm" svg:height="0.35cm" draw:control="control123"/></text:span></text:span><text:span text:style-name="Strong_20_Emphasis"><text:span text:style-name="T47"><text:tab/>heck the operation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61"><text:span text:style-name="T117">If importing fails, export everything in any way possible from the current </text:span><text:span text:style-name="T118">email program</text:span><text:span text:style-name="T117"> to be able to import the data later.</text:span></text:p>
          </table:table-cell>
        </table:table-row>
      </table:table>
      <text:p text:style-name="P24"/>
      <text:list xml:id="list95453189482071" text:continue-list="list1023203311" text:style-name="L1">
        <text:list-item text:start-value="1">
          <text:p text:style-name="P70"><text:span text:style-name="Strong_20_Emphasis"><text:span text:style-name="T55">Preparing to transfer</text:span></text:span><text:span text:style-name="Strong_20_Emphasis"><text:span text:style-name="T72"> (</text:span></text:span><text:span text:style-name="Strong_20_Emphasis"><text:span text:style-name="T78">o</text:span></text:span><text:span text:style-name="Strong_20_Emphasis"><text:span text:style-name="T81">n</text:span></text:span><text:span text:style-name="Strong_20_Emphasis"><text:span text:style-name="T72"> </text:span></text:span><text:span text:style-name="Strong_20_Emphasis"><text:span text:style-name="T77">Linux or </text:span></text:span><text:span text:style-name="Strong_20_Emphasis"><text:span text:style-name="T72">Windows) - </text:span></text:span><text:span text:style-name="Strong_20_Emphasis"><text:span text:style-name="T76">continued</text:span></text:span></text:p>
        </text:list-item>
      </text:list>
      <text:p text:style-name="P36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6"><text:s/></text:span></text:span><text:span text:style-name="Strong_20_Emphasis"><text:span text:style-name="T47"><draw:control text:anchor-type="as-char" draw:z-index="136" draw:name="Vorm33" draw:style-name="gr1" draw:text-style-name="P78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20">Boot the computer from</text:span></text:span><text:span text:style-name="Strong_20_Emphasis"><text:span text:style-name="T54"><text:note text:id="ftn1" text:note-class="footnote"><text:note-citation>1</text:note-citation><text:note-body><text:p text:style-name="P64"><text:span text:style-name="T82">Boot menu/Setup via one of the </text:span><text:span text:style-name="T83">f</text:span><text:span text:style-name="T82">requently used keys:</text:span> Esc, Delete, F1, F2, <text:span text:style-name="T155">F9, </text:span>F10, F11, or F12.</text:p></text:note-body></text:note></text:span></text:span><text:span text:style-name="Strong_20_Emphasis"><text:span text:style-name="T20"> an</text:span></text:span><text:span text:style-name="Strong_20_Emphasis"><text:span text:style-name="T19"> </text:span></text:span><text:span text:style-name="Strong_20_Emphasis"><text:span text:style-name="T10">Ubuntu </text:span></text:span><text:span text:style-name="Strong_20_Emphasis"><text:span text:style-name="T16">or Debian </text:span></text:span><text:span text:style-name="Strong_20_Emphasis"><text:span text:style-name="T19">Desktop </text:span></text:span><text:span text:style-name="Strong_20_Emphasis"><text:span text:style-name="T21">Live</text:span></text:span><text:span text:style-name="Strong_20_Emphasis"><text:span text:style-name="T21"><text:note text:id="ftn2" text:note-class="footnote"><text:note-citation>2</text:note-citation><text:note-body><text:p text:style-name="P63"><text:span text:style-name="T156">From a Live USB stick you can boot and work with </text:span><text:span text:style-name="T157">Linux</text:span><text:span text:style-name="Strong_20_Emphasis"><text:span text:style-name="T115"> </text:span></text:span><text:span text:style-name="T156">without modifying any files on the hard drive and also allows installation of </text:span><text:span text:style-name="T157">Linux</text:span><text:span text:style-name="Strong_20_Emphasis"><text:span text:style-name="T115">.</text:span></text:span></text:p></text:note-body></text:note></text:span></text:span><text:span text:style-name="Strong_20_Emphasis"><text:span text:style-name="T19"> USB stick</text:span></text:span><text:span text:style-name="Strong_20_Emphasis"><text:span text:style-name="T22"><text:note text:id="ftn3" text:note-class="footnote"><text:note-citation>3</text:note-citation><text:note-body><text:p text:style-name="P65"><text:span text:style-name="Strong_20_Emphasis"><text:span text:style-name="T84">Create a bootable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59">releases.ubuntu.com</text:span></text:span></text:a><text:span text:style-name="Strong_20_Emphasis"><text:span text:style-name="T84"> </text:span></text:span><text:span text:style-name="Strong_20_Emphasis"><text:span text:style-name="T87">o</text:span></text:span><text:span text:style-name="Strong_20_Emphasis"><text:span text:style-name="T90">r</text:span></text:span><text:span text:style-name="Strong_20_Emphasis"><text:span text:style-name="T85"> </text:span></text:span><text:a xlink:type="simple" xlink:href="https://www.debian.org/CD/live/" text:style-name="Internet_20_link" text:visited-style-name="Visited_20_Internet_20_Link"><text:span text:style-name="Strong_20_Emphasis"><text:span text:style-name="T158">debian.org/cd/live</text:span></text:span></text:a><text:span text:style-name="Strong_20_Emphasis"><text:span text:style-name="T86"> </text:span></text:span><text:span text:style-name="Strong_20_Emphasis"><text:span text:style-name="T88">(see also Checklist installation).</text:span></text:span><text:span text:style-name="Strong_20_Emphasis"><text:span text:style-name="T84"><text:line-break/></text:span></text:span><text:span text:style-name="Strong_20_Emphasis"><text:span text:style-name="T89">The next steps are described in </text:span></text:span><text:span text:style-name="Strong_20_Emphasis"><text:span text:style-name="T91">Linux informati</text:span></text:span><text:span text:style-name="Strong_20_Emphasis"><text:span text:style-name="T92">on</text:span></text:span><text:span text:style-name="Strong_20_Emphasis"><text:span text:style-name="T89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160">karelzimmer.nl</text:span></text:span></text:a><text:span text:style-name="Strong_20_Emphasis"><text:span text:style-name="T89">, under </text:span></text:span><text:span text:style-name="Strong_20_Emphasis"><text:span text:style-name="T91">Linux</text:span></text:span><text:span text:style-name="Strong_20_Emphasis"><text:span text:style-name="T89">.</text:span></text:span></text:p></text:note-body></text:note></text:span></text:span><text:span text:style-name="Strong_20_Emphasis"><text:span text:style-name="T10">, </text:span></text:span><text:span text:style-name="Strong_20_Emphasis"><text:span text:style-name="T15">or on Windows </text:span></text:span><text:span text:style-name="Strong_20_Emphasis"><text:span text:style-name="T18">but</text:span></text:span><text:span text:style-name="Strong_20_Emphasis"><text:span text:style-name="T15"> </text:span></text:span><text:span text:style-name="Strong_20_Emphasis"><text:span text:style-name="T107">t</text:span></text:span><text:span text:style-name="Strong_20_Emphasis"><text:span text:style-name="T106">urn off</text:span></text:span><text:span text:style-name="Strong_20_Emphasis"><text:span text:style-name="T10"> any virus scanner </text:span></text:span><text:span text:style-name="Strong_20_Emphasis"><text:span text:style-name="T17">(slows down the back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38" draw:name="Vorm34" draw:style-name="gr1" draw:text-style-name="P78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3">Make a Windows backup by copying to an external hard disk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39" draw:name="Vorm35" draw:style-name="gr1" draw:text-style-name="P78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4">M</text:span></text:span><text:span text:style-name="Strong_20_Emphasis"><text:span text:style-name="T40">y Documents</text:span></text:span><text:span text:style-name="Strong_20_Emphasis"><text:span text:style-name="T24">, </text:span></text:span><text:span text:style-name="Strong_20_Emphasis"><text:span text:style-name="T25">etc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0" draw:name="Vorm37" draw:style-name="gr1" draw:text-style-name="P78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6">Desktop wallpapers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1" draw:name="Vorm38" draw:style-name="gr1" draw:text-style-name="P78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44" draw:name="Vorm39" draw:style-name="gr1" draw:text-style-name="P78" svg:width="0.35cm" svg:height="0.35cm" draw:control="control145"/></text:span></text:span><text:span text:style-name="Strong_20_Emphasis"><text:span text:style-name="T6"><text:s/></text:span></text:span><text:span text:style-name="Strong_20_Emphasis"><text:span text:style-name="T47"><draw:control text:anchor-type="as-char" draw:z-index="145" draw:name="Vorm40" draw:style-name="gr1" draw:text-style-name="P78" svg:width="0.35cm" svg:height="0.35cm" draw:control="control146"/></text:span></text:span><text:span text:style-name="Strong_20_Emphasis"><text:span text:style-name="T6"><text:s/></text:span></text:span><text:span text:style-name="Strong_20_Emphasis"><text:span text:style-name="T47"><draw:control text:anchor-type="as-char" draw:z-index="146" draw:name="Vorm41" draw:style-name="gr1" draw:text-style-name="P78" svg:width="0.35cm" svg:height="0.35cm" draw:control="control147"/></text:span></text:span><text:span text:style-name="Strong_20_Emphasis"><text:span text:style-name="T6"><text:s/></text:span></text:span><text:span text:style-name="Strong_20_Emphasis"><text:span text:style-name="T47"><draw:control text:anchor-type="as-char" draw:z-index="147" draw:name="Vorm42" draw:style-name="gr1" draw:text-style-name="P78" svg:width="0.35cm" svg:height="0.35cm" draw:control="control148"/></text:span></text:span><text:span text:style-name="Strong_20_Emphasis"><text:span text:style-name="T47"><text:tab/></text:span></text:span><text:span text:style-name="Strong_20_Emphasis"><text:span text:style-name="T49">The created </text:span></text:span><text:span text:style-name="Strong_20_Emphasis"><text:span text:style-name="T14">Chrome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4">\Application Data\</text:span></text:span><text:span text:style-name="Strong_20_Emphasis"><text:span text:style-name="T11">Google</text:span></text:span><text:span text:style-name="Strong_20_Emphasis"><text:span text:style-name="T24"><text:line-break/><text:tab/><text:tab/><text:tab/><text:tab/></text:span></text:span><text:span text:style-name="Strong_20_Emphasis"><text:span text:style-name="T27">&gt;= </text:span></text:span><text:span text:style-name="Strong_20_Emphasis"><text:span text:style-name="T73">W7</text:span></text:span><text:span text:style-name="Strong_20_Emphasis"><text:span text:style-name="T74"><text:tab/></text:span></text:span><text:span text:style-name="Emphasis"><text:span text:style-name="T75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8">\</text:span></text:span><text:span text:style-name="Strong_20_Emphasis"><text:span text:style-name="T64">AppData</text:span></text:span><text:span text:style-name="Strong_20_Emphasis"><text:span text:style-name="T24">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2" draw:name="Vorm43" draw:style-name="gr1" draw:text-style-name="P78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48" draw:name="Vorm44" draw:style-name="gr1" draw:text-style-name="P78" svg:width="0.35cm" svg:height="0.35cm" draw:control="control149"/></text:span></text:span><text:span text:style-name="Strong_20_Emphasis"><text:span text:style-name="T6"><text:s/></text:span></text:span><text:span text:style-name="Strong_20_Emphasis"><text:span text:style-name="T47"><draw:control text:anchor-type="as-char" draw:z-index="149" draw:name="Vorm45" draw:style-name="gr1" draw:text-style-name="P78" svg:width="0.35cm" svg:height="0.35cm" draw:control="control150"/></text:span></text:span><text:span text:style-name="Strong_20_Emphasis"><text:span text:style-name="T6"><text:s/></text:span></text:span><text:span text:style-name="Strong_20_Emphasis"><text:span text:style-name="T47"><draw:control text:anchor-type="as-char" draw:z-index="150" draw:name="Vorm46" draw:style-name="gr1" draw:text-style-name="P78" svg:width="0.35cm" svg:height="0.35cm" draw:control="control151"/></text:span></text:span><text:span text:style-name="Strong_20_Emphasis"><text:span text:style-name="T6"><text:s/></text:span></text:span><text:span text:style-name="Strong_20_Emphasis"><text:span text:style-name="T47"><draw:control text:anchor-type="as-char" draw:z-index="151" draw:name="Vorm47" draw:style-name="gr1" draw:text-style-name="P78" svg:width="0.35cm" svg:height="0.35cm" draw:control="control152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F</text:span></text:span><text:span text:style-name="Strong_20_Emphasis"><text:span text:style-name="T46">irefox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4">\Application Data\Mozilla<text:line-break/><text:tab/><text:tab/><text:tab/><text:tab/></text:span></text:span><text:span text:style-name="Strong_20_Emphasis"><text:span text:style-name="T27">&gt;= </text:span></text:span><text:span text:style-name="Strong_20_Emphasis"><text:span text:style-name="T73">W7<text:tab/></text:span></text:span><text:span text:style-name="Emphasis"><text:span text:style-name="T75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8">\</text:span></text:span><text:span text:style-name="Strong_20_Emphasis"><text:span text:style-name="T24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3" draw:name="Vorm48" draw:style-name="gr1" draw:text-style-name="P78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2" draw:name="Vorm49" draw:style-name="gr1" draw:text-style-name="P78" svg:width="0.35cm" svg:height="0.35cm" draw:control="control153"/></text:span></text:span><text:span text:style-name="Strong_20_Emphasis"><text:span text:style-name="T6"><text:s/></text:span></text:span><text:span text:style-name="Strong_20_Emphasis"><text:span text:style-name="T47"><draw:control text:anchor-type="as-char" draw:z-index="153" draw:name="Vorm50" draw:style-name="gr1" draw:text-style-name="P78" svg:width="0.35cm" svg:height="0.35cm" draw:control="control154"/></text:span></text:span><text:span text:style-name="Strong_20_Emphasis"><text:span text:style-name="T6"><text:s/></text:span></text:span><text:span text:style-name="Strong_20_Emphasis"><text:span text:style-name="T47"><draw:control text:anchor-type="as-char" draw:z-index="154" draw:name="Vorm51" draw:style-name="gr1" draw:text-style-name="P78" svg:width="0.35cm" svg:height="0.35cm" draw:control="control155"/></text:span></text:span><text:span text:style-name="Strong_20_Emphasis"><text:span text:style-name="T6"><text:s/></text:span></text:span><text:span text:style-name="Strong_20_Emphasis"><text:span text:style-name="T47"><draw:control text:anchor-type="as-char" draw:z-index="155" draw:name="Vorm52" draw:style-name="gr1" draw:text-style-name="P78" svg:width="0.35cm" svg:height="0.35cm" draw:control="control156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T</text:span></text:span><text:span text:style-name="Strong_20_Emphasis"><text:span text:style-name="T46">hunderbird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8">C:\Documents and Settings\</text:span></text:span><text:span text:style-name="Definition"><text:span text:style-name="T137">&lt;</text:span></text:span><text:span text:style-name="Definition"><text:span text:style-name="T138">Username</text:span></text:span><text:span text:style-name="Definition"><text:span text:style-name="T137">&gt;</text:span></text:span><text:span text:style-name="Strong_20_Emphasis"><text:span text:style-name="T28">\</text:span></text:span><text:span text:style-name="Strong_20_Emphasis"><text:span text:style-name="T24">Application Data\Thunderbird<text:line-break/><text:tab/><text:tab/><text:tab/><text:tab/></text:span></text:span><text:span text:style-name="Strong_20_Emphasis"><text:span text:style-name="T27">&gt;= </text:span></text:span><text:span text:style-name="Strong_20_Emphasis"><text:span text:style-name="T73">W7<text:tab/></text:span></text:span><text:span text:style-name="Emphasis"><text:span text:style-name="T75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8">\</text:span></text:span><text:span text:style-name="Strong_20_Emphasis"><text:span text:style-name="T24">AppData\Roaming\Thunderbird</text:span></text:span></text:p>
          </table:table-cell>
        </table:table-row>
      </table:table>
      <text:p text:style-name="P37"/>
      <text:p text:style-name="P38"/>
      <text:list xml:id="list95453269913765" text:continue-numbering="true" text:style-name="L1">
        <text:list-item>
          <text:p text:style-name="P71"><text:span text:style-name="Strong_20_Emphasis"><text:span text:style-name="T104">Install </text:span></text:span><text:span text:style-name="Strong_20_Emphasis"><text:span text:style-name="T105">Linux</text:span></text:span><text:span text:style-name="Strong_20_Emphasis"><text:span text:style-name="T29"> </text:span></text:span><text:span text:style-name="Emphasis"><text:span text:style-name="T69">(</text:span></text:span><text:span text:style-name="Emphasis"><text:span text:style-name="T68">consider </text:span></text:span><text:span text:style-name="Emphasis"><text:span text:style-name="T67">dual boot</text:span></text:span><text:span text:style-name="Emphasis"><text:span text:style-name="T69">)</text:span></text:span></text:p>
        </text:list-item>
      </text:list>
      <text:p text:style-name="P3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1"><text:span text:style-name="Strong_20_Emphasis"><text:span text:style-name="T6"><text:s/></text:span></text:span><text:span text:style-name="Strong_20_Emphasis"><text:span text:style-name="T47"><draw:control text:anchor-type="as-char" draw:z-index="137" draw:name="Vorm53" draw:style-name="gr1" draw:text-style-name="P78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 Ubuntu or Debian Linux according to the </text:span></text:span><text:span text:style-name="Strong_20_Emphasis"><text:span text:style-name="T59">Checklist i</text:span></text:span><text:span text:style-name="Strong_20_Emphasis"><text:span text:style-name="T58">nstallation</text:span></text:span><text:span text:style-name="Strong_20_Emphasis"><text:span text:style-name="T10"><text:note text:id="ftn4" text:note-class="footnote"><text:note-citation>4</text:note-citation><text:note-body><text:p text:style-name="P66">Checklist installation can be found <text:span text:style-name="Strong_20_Emphasis"><text:span text:style-name="T89">at </text:span></text:span><text:a xlink:type="simple" xlink:href="https://karelzimmer.nl/" text:style-name="Internet_20_link" text:visited-style-name="Visited_20_Internet_20_Link"><text:span text:style-name="Strong_20_Emphasis"><text:span text:style-name="T160">karelzimmer.nl</text:span></text:span></text:a><text:span text:style-name="Strong_20_Emphasis"><text:span text:style-name="T89">, under</text:span></text:span> <text:span text:style-name="T161">Linux</text:span>.</text:p></text:note-body></text:note></text:span></text:span><text:span text:style-name="Strong_20_Emphasis"><text:span text:style-name="T10">.</text:span></text:span></text:p>
          </table:table-cell>
        </table:table-row>
      </table:table>
      <text:p text:style-name="P20"><text:span text:style-name="Strong_20_Emphasis"><text:span text:style-name="T126"><text:tab/></text:span></text:span></text:p>
      <text:list xml:id="list95452454875844" text:continue-numbering="true" text:style-name="L1">
        <text:list-item>
          <text:p text:style-name="P73"><text:span text:style-name="Strong_20_Emphasis"><text:span text:style-name="T61">Perform transfer</text:span></text:span><text:span text:style-name="Strong_20_Emphasis"><text:span text:style-name="T23"> </text:span></text:span><text:span text:style-name="Strong_20_Emphasis"><text:span text:style-name="T71">(</text:span></text:span><text:span text:style-name="Strong_20_Emphasis"><text:span text:style-name="T78">o</text:span></text:span><text:span text:style-name="Strong_20_Emphasis"><text:span text:style-name="T80">n</text:span></text:span><text:span text:style-name="Strong_20_Emphasis"><text:span text:style-name="T71"> </text:span></text:span><text:span text:style-name="Strong_20_Emphasis"><text:span text:style-name="T79">Linux</text:span></text:span><text:span text:style-name="Strong_20_Emphasis"><text:span text:style-name="T71">)</text:span></text:span><text:span text:style-name="Strong_20_Emphasis"><text:span text:style-name="T23"><text:line-break/></text:span></text:span></text:p>
          <text:p text:style-name="P68">The actions in this chapter must be performed per user</text:p>
          <text:p text:style-name="P69"><text:span text:style-name="Emphasis"><text:span text:style-name="T129"/></text:span></text:p>
        </text:list-item>
      </text:list>
      <text:p text:style-name="P21"><text:span text:style-name="Strong_20_Emphasis"><text:span text:style-name="T126"><draw:control text:anchor-type="as-char" draw:z-index="0" draw:name="Vorm54" draw:style-name="gr1" draw:text-style-name="P78" svg:width="0.35cm" svg:height="0.35cm" draw:control="control1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11" draw:name="Vorm55" draw:style-name="gr1" draw:text-style-name="P78" svg:width="0.35cm" svg:height="0.35cm" draw:control="control12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12" draw:name="Vorm56" draw:style-name="gr1" draw:text-style-name="P78" svg:width="0.35cm" svg:height="0.35cm" draw:control="control13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13" draw:name="Vorm57" draw:style-name="gr1" draw:text-style-name="P78" svg:width="0.35cm" svg:height="0.35cm" draw:control="control14"/></text:span></text:span><text:span text:style-name="Strong_20_Emphasis"><text:span text:style-name="T126"><text:tab/></text:span></text:span><text:span text:style-name="Strong_20_Emphasis"><text:span text:style-name="T130">Make sure there is no Internet connection, so that no new e-mails can arrive.</text:span></text:span></text:p>
      <text:p text:style-name="P14"><text:span text:style-name="Strong_20_Emphasis"><text:span text:style-name="T50"><draw:control text:anchor-type="as-char" draw:z-index="1" draw:name="Vorm58" draw:style-name="gr1" draw:text-style-name="P78" svg:width="0.35cm" svg:height="0.35cm" draw:control="control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4" draw:name="Vorm59" draw:style-name="gr1" draw:text-style-name="P78" svg:width="0.35cm" svg:height="0.35cm" draw:control="control1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5" draw:name="Vorm60" draw:style-name="gr1" draw:text-style-name="P78" svg:width="0.35cm" svg:height="0.35cm" draw:control="control1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6" draw:name="Vorm61" draw:style-name="gr1" draw:text-style-name="P78" svg:width="0.35cm" svg:height="0.35cm" draw:control="control17"/></text:span></text:span><text:span text:style-name="Strong_20_Emphasis"><text:span text:style-name="T50"><text:tab/></text:span></text:span><text:span text:style-name="Strong_20_Emphasis"><text:span text:style-name="T42">Connect the external hard disk.</text:span></text:span></text:p>
      <text:p text:style-name="P14"><text:span text:style-name="Strong_20_Emphasis"><text:span text:style-name="T50"><draw:control text:anchor-type="as-char" draw:z-index="2" draw:name="Vorm62" draw:style-name="gr1" draw:text-style-name="P78" svg:width="0.35cm" svg:height="0.35cm" draw:control="control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7" draw:name="Vorm63" draw:style-name="gr1" draw:text-style-name="P78" svg:width="0.35cm" svg:height="0.35cm" draw:control="control1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8" draw:name="Vorm64" draw:style-name="gr1" draw:text-style-name="P78" svg:width="0.35cm" svg:height="0.35cm" draw:control="control1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9" draw:name="Vorm65" draw:style-name="gr1" draw:text-style-name="P78" svg:width="0.35cm" svg:height="0.35cm" draw:control="control20"/></text:span></text:span><text:span text:style-name="Strong_20_Emphasis"><text:span text:style-name="T50"><text:tab/></text:span></text:span><text:span text:style-name="Strong_20_Emphasis"><text:span text:style-name="T51">Copy</text:span></text:span><text:span text:style-name="Strong_20_Emphasis"><text:span text:style-name="T23"> </text:span></text:span><text:span text:style-name="Strong_20_Emphasis"><text:span text:style-name="T30">M</text:span></text:span><text:span text:style-name="Strong_20_Emphasis"><text:span text:style-name="T43">y</text:span></text:span><text:span text:style-name="Strong_20_Emphasis"><text:span text:style-name="T30"> </text:span></text:span><text:span text:style-name="Strong_20_Emphasis"><text:span text:style-name="T43">Documents</text:span></text:span><text:span text:style-name="Strong_20_Emphasis"><text:span text:style-name="T30">, </text:span></text:span><text:span text:style-name="Strong_20_Emphasis"><text:span text:style-name="T25">etc</text:span></text:span><text:span text:style-name="Strong_20_Emphasis"><text:span text:style-name="T23">.</text:span></text:span></text:p>
      <text:p text:style-name="P16"><text:span text:style-name="Strong_20_Emphasis"><text:span text:style-name="T50"><draw:control text:anchor-type="as-char" draw:z-index="3" draw:name="Vorm70" draw:style-name="gr1" draw:text-style-name="P78" svg:width="0.35cm" svg:height="0.35cm" draw:control="control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0" draw:name="Vorm71" draw:style-name="gr1" draw:text-style-name="P78" svg:width="0.35cm" svg:height="0.35cm" draw:control="control2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1" draw:name="Vorm72" draw:style-name="gr1" draw:text-style-name="P78" svg:width="0.35cm" svg:height="0.35cm" draw:control="control2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2" draw:name="Vorm73" draw:style-name="gr1" draw:text-style-name="P78" svg:width="0.35cm" svg:height="0.35cm" draw:control="control23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31"> </text:span></text:span><text:span text:style-name="Strong_20_Emphasis"><text:span text:style-name="T26">Desktop wallpapers</text:span></text:span><text:span text:style-name="Strong_20_Emphasis"><text:span text:style-name="T24"> </text:span></text:span><text:span text:style-name="Strong_20_Emphasis"><text:span text:style-name="T44">to</text:span></text:span><text:span text:style-name="Strong_20_Emphasis"><text:span text:style-name="T32"> ~/</text:span></text:span><text:span text:style-name="Strong_20_Emphasis"><text:span text:style-name="T44">Pictures</text:span></text:span><text:span text:style-name="Strong_20_Emphasis"><text:span text:style-name="T32">.</text:span></text:span></text:p>
      <text:p text:style-name="P14"><text:span text:style-name="Strong_20_Emphasis"><text:span text:style-name="T50"><draw:control text:anchor-type="as-char" draw:z-index="4" draw:name="Vorm74" draw:style-name="gr1" draw:text-style-name="P78" svg:width="0.35cm" svg:height="0.35cm" draw:control="control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3" draw:name="Vorm75" draw:style-name="gr1" draw:text-style-name="P78" svg:width="0.35cm" svg:height="0.35cm" draw:control="control2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4" draw:name="Vorm76" draw:style-name="gr1" draw:text-style-name="P78" svg:width="0.35cm" svg:height="0.35cm" draw:control="control2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5" draw:name="Vorm77" draw:style-name="gr1" draw:text-style-name="P78" svg:width="0.35cm" svg:height="0.35cm" draw:control="control26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23"> </text:span></text:span><text:span text:style-name="Strong_20_Emphasis"><text:span text:style-name="T44">the</text:span></text:span><text:span text:style-name="Strong_20_Emphasis"><text:span text:style-name="T23">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44">to</text:span></text:span><text:span text:style-name="Strong_20_Emphasis"><text:span text:style-name="T31"> ~/.</text:span></text:span><text:span text:style-name="Strong_20_Emphasis"><text:span text:style-name="T12">chrome</text:span></text:span><text:span text:style-name="Strong_20_Emphasis"><text:span text:style-name="T33">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</text:span></text:span><text:span text:style-name="Strong_20_Emphasis"><text:span text:style-name="T13">google</text:span></text:span><text:span text:style-name="Strong_20_Emphasis"><text:span text:style-name="T31">.</text:span></text:span></text:p>
      <text:p text:style-name="P14"><text:span text:style-name="Strong_20_Emphasis"><text:span text:style-name="T50"><draw:control text:anchor-type="as-char" draw:z-index="5" draw:name="Vorm78" draw:style-name="gr1" draw:text-style-name="P78" svg:width="0.35cm" svg:height="0.35cm" draw:control="control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6" draw:name="Vorm79" draw:style-name="gr1" draw:text-style-name="P78" svg:width="0.35cm" svg:height="0.35cm" draw:control="control2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7" draw:name="Vorm80" draw:style-name="gr1" draw:text-style-name="P78" svg:width="0.35cm" svg:height="0.35cm" draw:control="control2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8" draw:name="Vorm81" draw:style-name="gr1" draw:text-style-name="P78" svg:width="0.35cm" svg:height="0.35cm" draw:control="control29"/></text:span></text:span><text:span text:style-name="Strong_20_Emphasis"><text:span text:style-name="T50"><text:tab/></text:span></text:span><text:span text:style-name="Strong_20_Emphasis"><text:span text:style-name="T52">Copy the</text:span></text:span><text:span text:style-name="Strong_20_Emphasis"><text:span text:style-name="T23"> Firefox data </text:span></text:span><text:span text:style-name="Strong_20_Emphasis"><text:span text:style-name="T44">to</text:span></text:span><text:span text:style-name="Strong_20_Emphasis"><text:span text:style-name="T31"> ~/.mozilla </text:span></text:span><text:span text:style-name="Strong_20_Emphasis"><text:span text:style-name="T33">(NB </text:span></text:span><text:span text:style-name="Strong_20_Emphasis"><text:span text:style-name="T56">F</text:span></text:span><text:span text:style-name="Strong_20_Emphasis"><text:span text:style-name="T33">irefox</text:span></text:span><text:span text:style-name="Strong_20_Emphasis"><text:span text:style-name="T34"> → </text:span></text:span><text:span text:style-name="Strong_20_Emphasis"><text:span text:style-name="T57">f</text:span></text:span><text:span text:style-name="Strong_20_Emphasis"><text:span text:style-name="T35">irefox</text:span></text:span><text:span text:style-name="Strong_20_Emphasis"><text:span text:style-name="T33">)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mozilla.</text:span></text:span></text:p>
      <text:p text:style-name="P22"><text:span text:style-name="Strong_20_Emphasis"><text:span text:style-name="T126"><draw:control text:anchor-type="as-char" draw:z-index="6" draw:name="Vorm82" draw:style-name="gr1" draw:text-style-name="P78" svg:width="0.35cm" svg:height="0.35cm" draw:control="control7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29" draw:name="Vorm83" draw:style-name="gr1" draw:text-style-name="P78" svg:width="0.35cm" svg:height="0.35cm" draw:control="control30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0" draw:name="Vorm84" draw:style-name="gr1" draw:text-style-name="P78" svg:width="0.35cm" svg:height="0.35cm" draw:control="control31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1" draw:name="Vorm85" draw:style-name="gr1" draw:text-style-name="P78" svg:width="0.35cm" svg:height="0.35cm" draw:control="control32"/></text:span></text:span><text:span text:style-name="Strong_20_Emphasis"><text:span text:style-name="T126"><text:tab/></text:span></text:span><text:span text:style-name="Strong_20_Emphasis"><text:span text:style-name="T128">Start Firefox and check the operation.</text:span></text:span></text:p>
      <text:p text:style-name="P21"><text:span text:style-name="Strong_20_Emphasis"><text:span text:style-name="T126"><draw:control text:anchor-type="as-char" draw:z-index="7" draw:name="Vorm86" draw:style-name="gr1" draw:text-style-name="P78" svg:width="0.35cm" svg:height="0.35cm" draw:control="control8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2" draw:name="Vorm87" draw:style-name="gr1" draw:text-style-name="P78" svg:width="0.35cm" svg:height="0.35cm" draw:control="control33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3" draw:name="Vorm88" draw:style-name="gr1" draw:text-style-name="P78" svg:width="0.35cm" svg:height="0.35cm" draw:control="control34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4" draw:name="Vorm89" draw:style-name="gr1" draw:text-style-name="P78" svg:width="0.35cm" svg:height="0.35cm" draw:control="control35"/></text:span></text:span><text:span text:style-name="Strong_20_Emphasis"><text:span text:style-name="T126"><text:tab/></text:span></text:span><text:span text:style-name="Strong_20_Emphasis"><text:span text:style-name="T127">Copy the </text:span></text:span><text:span text:style-name="Strong_20_Emphasis"><text:span text:style-name="T128">Thunderbird data </text:span></text:span><text:span text:style-name="Strong_20_Emphasis"><text:span text:style-name="T133">to</text:span></text:span><text:span text:style-name="Strong_20_Emphasis"><text:span text:style-name="T131"> ~/.thunderbird, </text:span></text:span><text:span text:style-name="Strong_20_Emphasis"><text:span text:style-name="T132">o</text:span></text:span><text:span text:style-name="Strong_20_Emphasis"><text:span text:style-name="T133">r</text:span></text:span><text:span text:style-name="Strong_20_Emphasis"><text:span text:style-name="T132"> </text:span></text:span><text:span text:style-name="Strong_20_Emphasis"><text:span text:style-name="T133">to</text:span></text:span><text:span text:style-name="Strong_20_Emphasis"><text:span text:style-name="T132"> </text:span></text:span><text:span text:style-name="Strong_20_Emphasis"><text:span text:style-name="T131">~/.thunderbird.</text:span></text:span></text:p>
      <text:p text:style-name="P17"><text:span text:style-name="Strong_20_Emphasis"><text:span text:style-name="T50"><draw:control text:anchor-type="as-char" draw:z-index="8" draw:name="Vorm90" draw:style-name="gr1" draw:text-style-name="P78" svg:width="0.35cm" svg:height="0.35cm" draw:control="control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5" draw:name="Vorm91" draw:style-name="gr1" draw:text-style-name="P78" svg:width="0.35cm" svg:height="0.35cm" draw:control="control3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6" draw:name="Vorm92" draw:style-name="gr1" draw:text-style-name="P78" svg:width="0.35cm" svg:height="0.35cm" draw:control="control3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9" draw:name="Vorm93" draw:style-name="gr1" draw:text-style-name="P78" svg:width="0.35cm" svg:height="0.35cm" draw:control="control40"/></text:span></text:span><text:span text:style-name="Strong_20_Emphasis"><text:span text:style-name="T50"><text:tab/></text:span></text:span><text:span text:style-name="Strong_20_Emphasis"><text:span text:style-name="T23">Start Thunderbird and check the operation. </text:span></text:span><text:span text:style-name="Strong_20_Emphasis"><text:span text:style-name="T36">(inc</text:span></text:span><text:span text:style-name="Strong_20_Emphasis"><text:span text:style-name="T37">l</text:span></text:span><text:span text:style-name="Strong_20_Emphasis"><text:span text:style-name="T38">u</text:span></text:span><text:span text:style-name="Strong_20_Emphasis"><text:span text:style-name="T45">ding possible</text:span></text:span><text:span text:style-name="Strong_20_Emphasis"><text:span text:style-name="T36"> Agenda)</text:span></text:span><text:span text:style-name="Strong_20_Emphasis"><text:span text:style-name="T23">.</text:span></text:span></text:p>
      <text:p text:style-name="P14"><text:span text:style-name="Strong_20_Emphasis"><text:span text:style-name="T50"><draw:control text:anchor-type="as-char" draw:z-index="9" draw:name="Vorm94" draw:style-name="gr1" draw:text-style-name="P78" svg:width="0.35cm" svg:height="0.35cm" draw:control="control1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7" draw:name="Vorm95" draw:style-name="gr1" draw:text-style-name="P78" svg:width="0.35cm" svg:height="0.35cm" draw:control="control3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8" draw:name="Vorm96" draw:style-name="gr1" draw:text-style-name="P78" svg:width="0.35cm" svg:height="0.35cm" draw:control="control3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0" draw:name="Vorm97" draw:style-name="gr1" draw:text-style-name="P78" svg:width="0.35cm" svg:height="0.35cm" draw:control="control41"/></text:span></text:span><text:span text:style-name="Strong_20_Emphasis"><text:span text:style-name="T50"><text:tab/>Remove unnecessary Windows files via </text:span></text:span><text:span text:style-name="Strong_20_Emphasis"><text:span text:style-name="T60">Terminal</text:span></text:span><text:span text:style-name="Strong_20_Emphasis"><text:span text:style-name="T50"> and the following command line:</text:span></text:span><text:span text:style-name="T62"><text:line-break/></text:span></text:p>
      <text:list xml:id="list95453134811260" text:continue-numbering="true" text:style-name="L1">
        <text:list-header>
          <text:p text:style-name="P74"><text:span text:style-name="User_20_Entry"><text:span text:style-name="T93">f</text:span></text:span><text:span text:style-name="User_20_Entry"><text:span text:style-name="T94">ind </text:span></text:span><text:span text:style-name="User_20_Entry"><text:span text:style-name="T93">$HOME</text:span></text:span><text:span text:style-name="User_20_Entry"><text:span text:style-name="T94"> -</text:span></text:span><text:span text:style-name="User_20_Entry"><text:span text:style-name="T95">i</text:span></text:span><text:span text:style-name="User_20_Entry"><text:span text:style-name="T94">name </text:span></text:span><text:span text:style-name="User_20_Entry"><text:span text:style-name="T96">d</text:span></text:span><text:span text:style-name="User_20_Entry"><text:span text:style-name="T94">esktop.ini -</text:span></text:span><text:span text:style-name="User_20_Entry"><text:span text:style-name="T97">d</text:span></text:span><text:span text:style-name="User_20_Entry"><text:span text:style-name="T98">e</text:span></text:span><text:span text:style-name="User_20_Entry"><text:span text:style-name="T97">lete </text:span></text:span><text:span text:style-name="User_20_Entry"><text:span text:style-name="T99">-or </text:span></text:span><text:span text:style-name="User_20_Entry"><text:span text:style-name="T94">-</text:span></text:span><text:span text:style-name="User_20_Entry"><text:span text:style-name="T100">i</text:span></text:span><text:span text:style-name="User_20_Entry"><text:span text:style-name="T94">name </text:span></text:span><text:span text:style-name="User_20_Entry"><text:span text:style-name="T100">t</text:span></text:span><text:span text:style-name="User_20_Entry"><text:span text:style-name="T94">humbs.db -</text:span></text:span><text:span text:style-name="User_20_Entry"><text:span text:style-name="T97">delete -</text:span></text:span><text:span text:style-name="User_20_Entry"><text:span text:style-name="T99">or </text:span></text:span><text:span text:style-name="User_20_Entry"><text:span text:style-name="T94">-name '*.</text:span></text:span><text:span text:style-name="User_20_Entry"><text:span text:style-name="T101">lnk'</text:span></text:span><text:span text:style-name="User_20_Entry"><text:span text:style-name="T94"> -</text:span></text:span><text:span text:style-name="User_20_Entry"><text:span text:style-name="T97">delete -</text:span></text:span><text:span text:style-name="User_20_Entry"><text:span text:style-name="T102">or </text:span></text:span><text:span text:style-name="User_20_Entry"><text:span text:style-name="T94">-</text:span></text:span><text:span text:style-name="User_20_Entry"><text:span text:style-name="T95">i</text:span></text:span><text:span text:style-name="User_20_Entry"><text:span text:style-name="T94">name '*.</text:span></text:span><text:span text:style-name="User_20_Entry"><text:span text:style-name="T103">exe'</text:span></text:span><text:span text:style-name="User_20_Entry"><text:span text:style-name="T94"> -</text:span></text:span><text:span text:style-name="User_20_Entry"><text:span text:style-name="T97">delete</text:span></text:span><text:span text:style-name="User_20_Entry"><text:span text:style-name="T63"><text:line-break/></text:span></text:span></text:p>
        </text:list-header>
      </text:list>
      <text:p text:style-name="P15"><text:span text:style-name="Strong_20_Emphasis"><text:span text:style-name="T50"><draw:control text:anchor-type="as-char" draw:z-index="10" draw:name="Vorm98" draw:style-name="gr1" draw:text-style-name="P78" svg:width="0.35cm" svg:height="0.35cm" draw:control="control1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1" draw:name="Vorm99" draw:style-name="gr1" draw:text-style-name="P78" svg:width="0.35cm" svg:height="0.35cm" draw:control="control4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2" draw:name="Vorm100" draw:style-name="gr1" draw:text-style-name="P78" svg:width="0.35cm" svg:height="0.35cm" draw:control="control4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3" draw:name="Vorm101" draw:style-name="gr1" draw:text-style-name="P78" svg:width="0.35cm" svg:height="0.35cm" draw:control="control44"/></text:span></text:span><text:span text:style-name="Strong_20_Emphasis"><text:span text:style-name="T50"><text:tab/></text:span></text:span><text:span text:style-name="Strong_20_Emphasis"><text:span text:style-name="T42">Connect to the Internet so that new e-mails can arrive again.</text:span></text:span></text:p>
      <text:list xml:id="list3010887" text:style-name="L2">
        <text:list-header>
          <text:p text:style-name="P75"><text:span text:style-name="Strong_20_Emphasis"><text:span text:style-name="T146"/></text:span></text:p>
          <text:p text:style-name="P76"><text:span text:style-name="Strong_20_Emphasis"><text:span text:style-name="T146"><text:line-break/></text:span></text:span><text:span text:style-name="Strong_20_Emphasis"><text:span text:style-name="T39">End of checklist, the transfer is complete.</text:span></text:span></text:p>
        </text:list-header>
      </text:list>
      <text:p text:style-name="P38"/>
      <text:list xml:id="list95454089525156" text:continue-numbering="true" text:style-name="L2">
        <text:list-header>
          <text:p text:style-name="P77"><text:span text:style-name="Emphasis"><text:span text:style-name="T140">Written</text:span></text:span><text:span text:style-name="Emphasis"><text:span text:style-name="T142"> </text:span></text:span><text:span text:style-name="Emphasis"><text:span text:style-name="T143">by</text:span></text:span><text:span text:style-name="Emphasis"><text:span text:style-name="T139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41">Karel Zimmer</text:span></text:span></text:a><text:span text:style-name="Emphasis"><text:span text:style-name="T139">.</text:span></text:span></text:p>
          <text:p text:style-name="P77"><text:a xlink:type="simple" xlink:href="https://creativecommons.org/publicdomain/zero/1.0" text:style-name="Internet_20_link" text:visited-style-name="Visited_20_Internet_20_Link"><text:span text:style-name="Emphasis"><text:span text:style-name="T144">CC0 1.0 Universal</text:span></text:span></text:a><text:span text:style-name="Emphasis"><text:span text:style-name="T145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0"><text:span text:style-name="T153">User </text:span>#</text:p>
            <text:p text:style-name="P40"/>
          </table:table-cell>
          <table:table-cell table:style-name="Tabel1.A1" table:number-rows-spanned="2" office:value-type="string">
            <text:p text:style-name="P58">Name</text:p>
            <text:p text:style-name="P42">(<text:span text:style-name="T153">e.g</text:span>. Jan <text:span text:style-name="T152">Jansen</text:span>)</text:p>
          </table:table-cell>
          <table:table-cell table:style-name="Tabel1.A1" table:number-rows-spanned="2" office:value-type="string">
            <text:p text:style-name="P58">Username</text:p>
            <text:p text:style-name="P42">(<text:span text:style-name="T153">e.g</text:span>. jan)</text:p>
          </table:table-cell>
          <table:table-cell table:style-name="Tabel1.D1" table:number-rows-spanned="2" office:value-type="string">
            <text:p text:style-name="P59">Password</text:p>
            <text:p text:style-name="P43"/>
          </table:table-cell>
          <table:table-cell table:style-name="Tabel1.E1" office:value-type="string">
            <text:p text:style-name="P41"/>
          </table:table-cell>
          <table:table-cell table:style-name="Tabel1.F1" office:value-type="string">
            <text:p text:style-name="P45">BIOS <text:span text:style-name="T153">password</text:span></text:p>
          </table:table-cell>
          <table:table-cell table:style-name="Tabel1.G1" office:value-type="string">
            <text:p text:style-name="P44"><draw:control text:anchor-type="as-char" draw:z-index="56" draw:name="Vorm1_11" draw:style-name="gr3" draw:text-style-name="P79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6">Wi<text:span text:style-name="T153">F</text:span>i netw<text:span text:style-name="T153">o</text:span>rk na<text:span text:style-name="T153">me</text:span></text:p>
          </table:table-cell>
          <table:table-cell table:style-name="Tabel1.G2" office:value-type="string">
            <text:p text:style-name="P44"><draw:control text:anchor-type="as-char" draw:z-index="57" draw:name="Vorm1_12" draw:style-name="gr3" draw:text-style-name="P79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0">1</text:p>
          </table:table-cell>
          <table:table-cell table:style-name="Tabel1.A3" office:value-type="string">
            <text:p text:style-name="P41"><draw:control text:anchor-type="as-char" draw:z-index="44" draw:name="Vorm1" draw:style-name="gr3" draw:text-style-name="P79" svg:width="5.486cm" svg:height="0.406cm" draw:control="control45"/></text:p>
          </table:table-cell>
          <table:table-cell table:style-name="Tabel1.A3" office:value-type="string">
            <text:p text:style-name="P44"><draw:control text:anchor-type="as-char" draw:z-index="48" draw:name="Vorm1_3" draw:style-name="gr3" draw:text-style-name="P79" svg:width="3.208cm" svg:height="0.406cm" draw:control="control49"/></text:p>
          </table:table-cell>
          <table:table-cell table:style-name="Tabel1.D3" office:value-type="string">
            <text:p text:style-name="P44"><draw:control text:anchor-type="as-char" draw:z-index="52" draw:name="Vorm1_7" draw:style-name="gr3" draw:text-style-name="P79" svg:width="4.571cm" svg:height="0.406cm" draw:control="control53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7">Network key</text:p>
          </table:table-cell>
          <table:table-cell table:style-name="Tabel1.G2" office:value-type="string">
            <text:p text:style-name="P44"><draw:control text:anchor-type="as-char" draw:z-index="58" draw:name="Vorm1_13" draw:style-name="gr3" draw:text-style-name="P79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0">2</text:p>
          </table:table-cell>
          <table:table-cell table:style-name="Tabel1.A3" office:value-type="string">
            <text:p text:style-name="P44"><draw:control text:anchor-type="as-char" draw:z-index="45" draw:name="Vorm1_0" draw:style-name="gr3" draw:text-style-name="P79" svg:width="5.486cm" svg:height="0.406cm" draw:control="control46"/></text:p>
          </table:table-cell>
          <table:table-cell table:style-name="Tabel1.A3" office:value-type="string">
            <text:p text:style-name="P44"><draw:control text:anchor-type="as-char" draw:z-index="49" draw:name="Vorm1_4" draw:style-name="gr3" draw:text-style-name="P79" svg:width="3.208cm" svg:height="0.406cm" draw:control="control50"/></text:p>
          </table:table-cell>
          <table:table-cell table:style-name="Tabel1.D3" office:value-type="string">
            <text:p text:style-name="P44"><draw:control text:anchor-type="as-char" draw:z-index="53" draw:name="Vorm1_8" draw:style-name="gr3" draw:text-style-name="P79" svg:width="4.571cm" svg:height="0.406cm" draw:control="control54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IP#</text:p>
          </table:table-cell>
          <table:table-cell table:style-name="Tabel1.G2" office:value-type="string">
            <text:p text:style-name="P44"><draw:control text:anchor-type="as-char" draw:z-index="59" draw:name="Vorm1_14" draw:style-name="gr3" draw:text-style-name="P79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9">3</text:p>
          </table:table-cell>
          <table:table-cell table:style-name="Tabel1.A3" office:value-type="string">
            <text:p text:style-name="P44"><draw:control text:anchor-type="as-char" draw:z-index="46" draw:name="Vorm1_1" draw:style-name="gr3" draw:text-style-name="P79" svg:width="5.486cm" svg:height="0.406cm" draw:control="control47"/></text:p>
          </table:table-cell>
          <table:table-cell table:style-name="Tabel1.A3" office:value-type="string">
            <text:p text:style-name="P44"><draw:control text:anchor-type="as-char" draw:z-index="50" draw:name="Vorm1_5" draw:style-name="gr3" draw:text-style-name="P79" svg:width="3.208cm" svg:height="0.406cm" draw:control="control51"/></text:p>
          </table:table-cell>
          <table:table-cell table:style-name="Tabel1.D3" office:value-type="string">
            <text:p text:style-name="P44"><draw:control text:anchor-type="as-char" draw:z-index="54" draw:name="Vorm1_9" draw:style-name="gr3" draw:text-style-name="P79" svg:width="4.571cm" svg:height="0.406cm" draw:control="control55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<text:span text:style-name="T153">user</text:span>/<text:span text:style-name="T153">passwd</text:span></text:p>
          </table:table-cell>
          <table:table-cell table:style-name="Tabel1.G2" office:value-type="string">
            <text:p text:style-name="P44"><draw:control text:anchor-type="as-char" draw:z-index="60" draw:name="Vorm1_15" draw:style-name="gr3" draw:text-style-name="P79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9">4</text:p>
          </table:table-cell>
          <table:table-cell table:style-name="Tabel1.A3" office:value-type="string">
            <text:p text:style-name="P44"><draw:control text:anchor-type="as-char" draw:z-index="47" draw:name="Vorm1_2" draw:style-name="gr3" draw:text-style-name="P79" svg:width="5.486cm" svg:height="0.406cm" draw:control="control48"/></text:p>
          </table:table-cell>
          <table:table-cell table:style-name="Tabel1.A3" office:value-type="string">
            <text:p text:style-name="P44"><draw:control text:anchor-type="as-char" draw:z-index="51" draw:name="Vorm1_6" draw:style-name="gr3" draw:text-style-name="P79" svg:width="3.208cm" svg:height="0.406cm" draw:control="control52"/></text:p>
          </table:table-cell>
          <table:table-cell table:style-name="Tabel1.D3" office:value-type="string">
            <text:p text:style-name="P44"><draw:control text:anchor-type="as-char" draw:z-index="55" draw:name="Vorm1_10" draw:style-name="gr3" draw:text-style-name="P79" svg:width="4.571cm" svg:height="0.406cm" draw:control="control56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50">TeamViewer ID</text:p>
          </table:table-cell>
          <table:table-cell table:style-name="Tabel1.G2" office:value-type="string">
            <text:p text:style-name="P44"><draw:control text:anchor-type="as-char" draw:z-index="61" draw:name="Vorm1_16" draw:style-name="gr3" draw:text-style-name="P79" svg:width="5.329cm" svg:height="0.406cm" draw:control="control62"/></text:p>
          </table:table-cell>
        </table:table-row>
      </table:table>
      <text:p text:style-name="P51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2"><text:span text:style-name="T153">User</text:span>/<text:span text:style-name="T153">Seq </text:span><text:span text:style-name="T147">#</text:span></text:p>
          </table:table-cell>
          <table:table-cell table:style-name="Tabel2.A1" office:value-type="string">
            <text:p text:style-name="P54">Email nam<text:span text:style-name="T153">e</text:span></text:p>
          </table:table-cell>
          <table:table-cell table:style-name="Tabel2.A1" office:value-type="string">
            <text:p text:style-name="P54">Email ad<text:span text:style-name="T153">d</text:span>res<text:span text:style-name="T153">s</text:span></text:p>
          </table:table-cell>
          <table:table-cell table:style-name="Tabel2.A1" office:value-type="string">
            <text:p text:style-name="P62"><text:span text:style-name="T153">User </text:span>nam<text:span text:style-name="T153">e</text:span></text:p>
          </table:table-cell>
          <table:table-cell table:style-name="Tabel2.A1" office:value-type="string">
            <text:p text:style-name="P60">Password</text:p>
          </table:table-cell>
          <table:table-cell table:style-name="Tabel2.A1" office:value-type="string">
            <text:p text:style-name="P55">Incoming mail server<text:line-break/>(pop.<text:span text:style-name="T153">example</text:span>.com)</text:p>
          </table:table-cell>
          <table:table-cell table:style-name="Tabel2.G1" office:value-type="string">
            <text:p text:style-name="P56">Outgoing mail server<text:line-break/>(smtp.<text:span text:style-name="T153">example</text:span>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2" draw:name="Vorm1_17" draw:style-name="gr2" draw:text-style-name="P79" svg:width="1.176cm" svg:height="0.802cm" draw:control="control63"/></text:p>
          </table:table-cell>
          <table:table-cell table:style-name="Tabel2.A2" office:value-type="string">
            <text:p text:style-name="P33"><draw:control text:anchor-type="as-char" svg:y="-0.598cm" draw:z-index="68" draw:name="Vorm1_23" draw:style-name="gr2" draw:text-style-name="P79" svg:width="2.855cm" svg:height="0.802cm" draw:control="control69"/></text:p>
          </table:table-cell>
          <table:table-cell table:style-name="Tabel2.A2" office:value-type="string">
            <text:p text:style-name="P57"><draw:control text:anchor-type="as-char" svg:y="-0.598cm" draw:z-index="69" draw:name="Vorm1_24" draw:style-name="gr2" draw:text-style-name="P79" svg:width="3.56cm" svg:height="0.802cm" draw:control="control70"/></text:p>
          </table:table-cell>
          <table:table-cell table:style-name="Tabel2.A2" office:value-type="string">
            <text:p text:style-name="P57"><draw:control text:anchor-type="as-char" svg:y="-0.598cm" draw:z-index="70" draw:name="Vorm1_25" draw:style-name="gr2" draw:text-style-name="P79" svg:width="3.287cm" svg:height="0.802cm" draw:control="control71"/></text:p>
          </table:table-cell>
          <table:table-cell table:style-name="Tabel2.A2" office:value-type="string">
            <text:p text:style-name="P57"><draw:control text:anchor-type="as-char" svg:y="-0.598cm" draw:z-index="71" draw:name="Vorm1_26" draw:style-name="gr2" draw:text-style-name="P79" svg:width="2.855cm" svg:height="0.802cm" draw:control="control72"/></text:p>
          </table:table-cell>
          <table:table-cell table:style-name="Tabel2.A2" office:value-type="string">
            <text:p text:style-name="P57"><draw:control text:anchor-type="as-char" svg:y="-0.598cm" draw:z-index="72" draw:name="Vorm1_27" draw:style-name="gr2" draw:text-style-name="P79" svg:width="4.283cm" svg:height="0.802cm" draw:control="control73"/></text:p>
          </table:table-cell>
          <table:table-cell table:style-name="Tabel2.G2" office:value-type="string">
            <text:p text:style-name="P57"><draw:control text:anchor-type="as-char" svg:y="-0.598cm" draw:z-index="73" draw:name="Vorm1_28" draw:style-name="gr2" draw:text-style-name="P79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3" draw:name="Vorm1_18" draw:style-name="gr2" draw:text-style-name="P79" svg:width="1.176cm" svg:height="0.802cm" draw:control="control64"/></text:p>
          </table:table-cell>
          <table:table-cell table:style-name="Tabel2.A3" office:value-type="string">
            <text:p text:style-name="P57"><draw:control text:anchor-type="as-char" svg:y="-0.598cm" draw:z-index="74" draw:name="Vorm1_29" draw:style-name="gr2" draw:text-style-name="P79" svg:width="2.855cm" svg:height="0.802cm" draw:control="control75"/></text:p>
          </table:table-cell>
          <table:table-cell table:style-name="Tabel2.A3" office:value-type="string">
            <text:p text:style-name="P57"><draw:control text:anchor-type="as-char" svg:y="-0.598cm" draw:z-index="79" draw:name="Vorm1_34" draw:style-name="gr2" draw:text-style-name="P79" svg:width="3.56cm" svg:height="0.802cm" draw:control="control80"/></text:p>
          </table:table-cell>
          <table:table-cell table:style-name="Tabel2.A3" office:value-type="string">
            <text:p text:style-name="P57"><draw:control text:anchor-type="as-char" svg:y="-0.598cm" draw:z-index="84" draw:name="Vorm1_39" draw:style-name="gr2" draw:text-style-name="P79" svg:width="3.287cm" svg:height="0.802cm" draw:control="control85"/></text:p>
          </table:table-cell>
          <table:table-cell table:style-name="Tabel2.A3" office:value-type="string">
            <text:p text:style-name="P57"><draw:control text:anchor-type="as-char" svg:y="-0.598cm" draw:z-index="89" draw:name="Vorm1_44" draw:style-name="gr2" draw:text-style-name="P79" svg:width="2.855cm" svg:height="0.802cm" draw:control="control90"/></text:p>
          </table:table-cell>
          <table:table-cell table:style-name="Tabel2.A3" office:value-type="string">
            <text:p text:style-name="P57"><draw:control text:anchor-type="as-char" svg:y="-0.598cm" draw:z-index="94" draw:name="Vorm1_49" draw:style-name="gr2" draw:text-style-name="P79" svg:width="4.283cm" svg:height="0.802cm" draw:control="control95"/></text:p>
          </table:table-cell>
          <table:table-cell table:style-name="Tabel2.G3" office:value-type="string">
            <text:p text:style-name="P57"><draw:control text:anchor-type="as-char" svg:y="-0.598cm" draw:z-index="99" draw:name="Vorm1_54" draw:style-name="gr2" draw:text-style-name="P79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4" draw:name="Vorm1_19" draw:style-name="gr2" draw:text-style-name="P79" svg:width="1.176cm" svg:height="0.802cm" draw:control="control65"/></text:p>
          </table:table-cell>
          <table:table-cell table:style-name="Tabel2.A3" office:value-type="string">
            <text:p text:style-name="P57"><draw:control text:anchor-type="as-char" svg:y="-0.598cm" draw:z-index="75" draw:name="Vorm1_30" draw:style-name="gr2" draw:text-style-name="P79" svg:width="2.855cm" svg:height="0.802cm" draw:control="control76"/></text:p>
          </table:table-cell>
          <table:table-cell table:style-name="Tabel2.A3" office:value-type="string">
            <text:p text:style-name="P57"><draw:control text:anchor-type="as-char" svg:y="-0.598cm" draw:z-index="80" draw:name="Vorm1_35" draw:style-name="gr2" draw:text-style-name="P79" svg:width="3.56cm" svg:height="0.802cm" draw:control="control81"/></text:p>
          </table:table-cell>
          <table:table-cell table:style-name="Tabel2.A3" office:value-type="string">
            <text:p text:style-name="P57"><draw:control text:anchor-type="as-char" svg:y="-0.598cm" draw:z-index="85" draw:name="Vorm1_40" draw:style-name="gr2" draw:text-style-name="P79" svg:width="3.287cm" svg:height="0.802cm" draw:control="control86"/></text:p>
          </table:table-cell>
          <table:table-cell table:style-name="Tabel2.A3" office:value-type="string">
            <text:p text:style-name="P57"><draw:control text:anchor-type="as-char" svg:y="-0.598cm" draw:z-index="90" draw:name="Vorm1_45" draw:style-name="gr2" draw:text-style-name="P79" svg:width="2.855cm" svg:height="0.802cm" draw:control="control91"/></text:p>
          </table:table-cell>
          <table:table-cell table:style-name="Tabel2.A3" office:value-type="string">
            <text:p text:style-name="P57"><draw:control text:anchor-type="as-char" svg:y="-0.598cm" draw:z-index="95" draw:name="Vorm1_50" draw:style-name="gr2" draw:text-style-name="P79" svg:width="4.283cm" svg:height="0.802cm" draw:control="control96"/></text:p>
          </table:table-cell>
          <table:table-cell table:style-name="Tabel2.G3" office:value-type="string">
            <text:p text:style-name="P57"><draw:control text:anchor-type="as-char" svg:y="-0.598cm" draw:z-index="100" draw:name="Vorm1_55" draw:style-name="gr2" draw:text-style-name="P79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5" draw:name="Vorm1_20" draw:style-name="gr2" draw:text-style-name="P79" svg:width="1.176cm" svg:height="0.802cm" draw:control="control66"/></text:p>
          </table:table-cell>
          <table:table-cell table:style-name="Tabel2.A3" office:value-type="string">
            <text:p text:style-name="P57"><draw:control text:anchor-type="as-char" svg:y="-0.598cm" draw:z-index="76" draw:name="Vorm1_31" draw:style-name="gr2" draw:text-style-name="P79" svg:width="2.855cm" svg:height="0.802cm" draw:control="control77"/></text:p>
          </table:table-cell>
          <table:table-cell table:style-name="Tabel2.A3" office:value-type="string">
            <text:p text:style-name="P57"><draw:control text:anchor-type="as-char" svg:y="-0.598cm" draw:z-index="81" draw:name="Vorm1_36" draw:style-name="gr2" draw:text-style-name="P79" svg:width="3.56cm" svg:height="0.802cm" draw:control="control82"/></text:p>
          </table:table-cell>
          <table:table-cell table:style-name="Tabel2.A3" office:value-type="string">
            <text:p text:style-name="P57"><draw:control text:anchor-type="as-char" svg:y="-0.598cm" draw:z-index="86" draw:name="Vorm1_41" draw:style-name="gr2" draw:text-style-name="P79" svg:width="3.287cm" svg:height="0.802cm" draw:control="control87"/></text:p>
          </table:table-cell>
          <table:table-cell table:style-name="Tabel2.A3" office:value-type="string">
            <text:p text:style-name="P57"><draw:control text:anchor-type="as-char" svg:y="-0.598cm" draw:z-index="91" draw:name="Vorm1_46" draw:style-name="gr2" draw:text-style-name="P79" svg:width="2.855cm" svg:height="0.802cm" draw:control="control92"/></text:p>
          </table:table-cell>
          <table:table-cell table:style-name="Tabel2.A3" office:value-type="string">
            <text:p text:style-name="P57"><draw:control text:anchor-type="as-char" svg:y="-0.598cm" draw:z-index="96" draw:name="Vorm1_51" draw:style-name="gr2" draw:text-style-name="P79" svg:width="4.283cm" svg:height="0.802cm" draw:control="control97"/></text:p>
          </table:table-cell>
          <table:table-cell table:style-name="Tabel2.G3" office:value-type="string">
            <text:p text:style-name="P57"><draw:control text:anchor-type="as-char" svg:y="-0.598cm" draw:z-index="101" draw:name="Vorm1_56" draw:style-name="gr2" draw:text-style-name="P79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6" draw:name="Vorm1_21" draw:style-name="gr2" draw:text-style-name="P79" svg:width="1.176cm" svg:height="0.802cm" draw:control="control67"/></text:p>
          </table:table-cell>
          <table:table-cell table:style-name="Tabel2.A3" office:value-type="string">
            <text:p text:style-name="P57"><draw:control text:anchor-type="as-char" svg:y="-0.598cm" draw:z-index="77" draw:name="Vorm1_32" draw:style-name="gr2" draw:text-style-name="P79" svg:width="2.855cm" svg:height="0.802cm" draw:control="control78"/></text:p>
          </table:table-cell>
          <table:table-cell table:style-name="Tabel2.A3" office:value-type="string">
            <text:p text:style-name="P57"><draw:control text:anchor-type="as-char" svg:y="-0.598cm" draw:z-index="82" draw:name="Vorm1_37" draw:style-name="gr2" draw:text-style-name="P79" svg:width="3.56cm" svg:height="0.802cm" draw:control="control83"/></text:p>
          </table:table-cell>
          <table:table-cell table:style-name="Tabel2.A3" office:value-type="string">
            <text:p text:style-name="P57"><draw:control text:anchor-type="as-char" svg:y="-0.598cm" draw:z-index="87" draw:name="Vorm1_42" draw:style-name="gr2" draw:text-style-name="P79" svg:width="3.287cm" svg:height="0.802cm" draw:control="control88"/></text:p>
          </table:table-cell>
          <table:table-cell table:style-name="Tabel2.A3" office:value-type="string">
            <text:p text:style-name="P57"><draw:control text:anchor-type="as-char" svg:y="-0.598cm" draw:z-index="92" draw:name="Vorm1_47" draw:style-name="gr2" draw:text-style-name="P79" svg:width="2.855cm" svg:height="0.802cm" draw:control="control93"/></text:p>
          </table:table-cell>
          <table:table-cell table:style-name="Tabel2.A3" office:value-type="string">
            <text:p text:style-name="P57"><draw:control text:anchor-type="as-char" svg:y="-0.598cm" draw:z-index="97" draw:name="Vorm1_52" draw:style-name="gr2" draw:text-style-name="P79" svg:width="4.283cm" svg:height="0.802cm" draw:control="control98"/></text:p>
          </table:table-cell>
          <table:table-cell table:style-name="Tabel2.G3" office:value-type="string">
            <text:p text:style-name="P57"><draw:control text:anchor-type="as-char" svg:y="-0.598cm" draw:z-index="102" draw:name="Vorm1_57" draw:style-name="gr2" draw:text-style-name="P79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22" draw:style-name="gr2" draw:text-style-name="P79" svg:width="1.176cm" svg:height="0.802cm" draw:control="control68"/></text:p>
          </table:table-cell>
          <table:table-cell table:style-name="Tabel2.A3" office:value-type="string">
            <text:p text:style-name="P57"><draw:control text:anchor-type="as-char" svg:y="-0.598cm" draw:z-index="78" draw:name="Vorm1_33" draw:style-name="gr2" draw:text-style-name="P79" svg:width="2.855cm" svg:height="0.802cm" draw:control="control79"/></text:p>
          </table:table-cell>
          <table:table-cell table:style-name="Tabel2.A3" office:value-type="string">
            <text:p text:style-name="P57"><draw:control text:anchor-type="as-char" svg:y="-0.598cm" draw:z-index="83" draw:name="Vorm1_38" draw:style-name="gr2" draw:text-style-name="P79" svg:width="3.56cm" svg:height="0.802cm" draw:control="control84"/></text:p>
          </table:table-cell>
          <table:table-cell table:style-name="Tabel2.A3" office:value-type="string">
            <text:p text:style-name="P57"><draw:control text:anchor-type="as-char" svg:y="-0.598cm" draw:z-index="88" draw:name="Vorm1_43" draw:style-name="gr2" draw:text-style-name="P79" svg:width="3.287cm" svg:height="0.802cm" draw:control="control89"/></text:p>
          </table:table-cell>
          <table:table-cell table:style-name="Tabel2.A3" office:value-type="string">
            <text:p text:style-name="P57"><draw:control text:anchor-type="as-char" svg:y="-0.598cm" draw:z-index="93" draw:name="Vorm1_48" draw:style-name="gr2" draw:text-style-name="P79" svg:width="2.855cm" svg:height="0.802cm" draw:control="control94"/></text:p>
          </table:table-cell>
          <table:table-cell table:style-name="Tabel2.A3" office:value-type="string">
            <text:p text:style-name="P57"><draw:control text:anchor-type="as-char" svg:y="-0.598cm" draw:z-index="98" draw:name="Vorm1_53" draw:style-name="gr2" draw:text-style-name="P79" svg:width="4.283cm" svg:height="0.802cm" draw:control="control99"/></text:p>
          </table:table-cell>
          <table:table-cell table:style-name="Tabel2.G3" office:value-type="string">
            <text:p text:style-name="P57"><draw:control text:anchor-type="as-char" svg:y="-0.598cm" draw:z-index="103" draw:name="Vorm1_58" draw:style-name="gr2" draw:text-style-name="P79" svg:width="4.46cm" svg:height="0.802cm" draw:control="control104"/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MP5" style:family="paragraph" style:parent-style-name="Footer">
      <style:text-properties fo:language="en" fo:country="GB"/>
    </style:style>
    <style:style style:name="MT1" style:family="text">
      <style:text-properties fo:language="en" fo:country="GB" style:language-asian="nl" style:country-asian="NL"/>
    </style:style>
    <style:style style:name="MT2" style:family="text">
      <style:text-properties fo:language="en" fo:country="GB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GB" officeooo:rsid="01fb28e8"/>
    </style:style>
    <style:style style:name="MT5" style:family="text">
      <style:text-properties fo:language="en" fo:country="GB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to-Linux.odt</text:file-name><text:tab/><text:tab/><text:tab/><text:tab/><text:tab/><text:tab/><text:tab/><text:tab/><text:tab/><text:tab/><text:tab/><text:tab/><text:tab/><text:tab/><text:tab/><text:date style:data-style-name="N36" text:date-value="2024-03-23T09:54:52.030706140">23/03/2024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2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to-Linux</text:file-name><text:tab/><text:tab/><text:tab/><text:tab/><text:tab/><text:tab/><text:tab/><text:tab/><text:tab/><text:tab/><text:tab/><text:tab/><text:tab/><text:tab/><text:tab/><text:date style:data-style-name="N36" text:date-value="2024-03-23T09:54:52.031885473">23/03/2024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3T09:54:51.840622944</dc:date>
    <meta:print-date>2014-01-05T10:21:33.960023988</meta:print-date>
    <meta:keyword>Installatie</meta:keyword>
    <meta:keyword>Checklist</meta:keyword>
    <meta:keyword>Linux</meta:keyword>
    <meta:editing-cycles>2430</meta:editing-cycles>
    <meta:editing-duration>P5DT1H3M33S</meta:editing-duration>
    <meta:printed-by>Karel Zimmer</meta:printed-by>
    <dc:creator>Karel Zimmer</dc:creator>
    <meta:document-statistic meta:table-count="5" meta:image-count="0" meta:object-count="0" meta:page-count="4" meta:paragraph-count="156" meta:word-count="583" meta:character-count="4040" meta:non-whitespace-character-count="3324"/>
    <meta:user-defined meta:name="Info 1"/>
    <meta:user-defined meta:name="Info 2"/>
    <meta:user-defined meta:name="Info 3"/>
    <meta:user-defined meta:name="Info 4"/>
  </office:meta>
</office:document-meta>
</file>